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Sawasdee" svg:font-family="Sawasde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Sawasdee" fo:font-size="10pt" style:font-size-asian="10pt" style:font-size-complex="10pt"/>
    </style:style>
    <style:style style:name="P2" style:family="paragraph" style:parent-style-name="Text_20_body" style:list-style-name="L1">
      <style:text-properties style:font-name="Sawasdee" fo:font-size="10pt" style:font-size-asian="10pt" style:font-size-complex="10pt"/>
    </style:style>
    <style:style style:name="P3" style:family="paragraph" style:parent-style-name="Text_20_body" style:list-style-name="L2">
      <style:text-properties style:font-name="Sawasdee" fo:font-size="10pt" style:font-size-asian="10pt" style:font-size-complex="10pt"/>
    </style:style>
    <style:style style:name="P4" style:family="paragraph" style:parent-style-name="Text_20_body" style:list-style-name="L3">
      <style:text-properties style:font-name="Sawasdee" fo:font-size="10pt" style:font-size-asian="10pt" style:font-size-complex="10pt"/>
    </style:style>
    <style:style style:name="P5" style:family="paragraph" style:parent-style-name="Text_20_body" style:list-style-name="L4">
      <style:text-properties style:font-name="Sawasdee" fo:font-size="10pt" style:font-size-asian="10pt" style:font-size-complex="10pt"/>
    </style:style>
    <style:style style:name="P6" style:family="paragraph" style:parent-style-name="Text_20_body" style:list-style-name="L1">
      <style:paragraph-properties fo:margin-top="0in" fo:margin-bottom="0in"/>
      <style:text-properties style:font-name="Sawasdee" fo:font-size="10pt" style:font-size-asian="10pt" style:font-size-complex="10pt"/>
    </style:style>
    <style:style style:name="P7" style:family="paragraph" style:parent-style-name="Text_20_body" style:list-style-name="L2">
      <style:paragraph-properties fo:margin-top="0in" fo:margin-bottom="0in"/>
      <style:text-properties style:font-name="Sawasdee" fo:font-size="10pt" style:font-size-asian="10pt" style:font-size-complex="10pt"/>
    </style:style>
    <style:style style:name="P8" style:family="paragraph" style:parent-style-name="Text_20_body" style:list-style-name="L3">
      <style:paragraph-properties fo:margin-top="0in" fo:margin-bottom="0in"/>
      <style:text-properties style:font-name="Sawasdee" fo:font-size="10pt" style:font-size-asian="10pt" style:font-size-complex="10pt"/>
    </style:style>
    <style:style style:name="P9" style:family="paragraph" style:parent-style-name="Text_20_body" style:list-style-name="L4">
      <style:paragraph-properties fo:margin-top="0in" fo:margin-bottom="0in"/>
      <style:text-properties style:font-name="Sawasdee" fo:font-size="10pt" style:font-size-asian="10pt" style:font-size-complex="10pt"/>
    </style:style>
    <style:style style:name="P10" style:family="paragraph" style:parent-style-name="Standard">
      <style:text-properties style:font-name="Sawasdee" fo:font-size="10pt" style:font-size-asian="10pt" style:font-size-complex="10pt"/>
    </style:style>
    <style:style style:name="P11" style:family="paragraph" style:parent-style-name="Heading_20_2">
      <style:text-properties style:font-name="Sawasdee" fo:font-size="14pt" style:font-size-asian="14pt" style:font-size-complex="14pt"/>
    </style:style>
    <style:style style:name="T1" style:family="text">
      <style:text-properties style:font-name="Sawasdee"/>
    </style:style>
    <style:style style:name="T2" style:family="text">
      <style:text-properties style:font-name="Sawasdee" fo:font-size="10pt" style:font-size-asian="10pt" style:font-size-complex="10pt"/>
    </style:style>
    <style:style style:name="T3" style:family="text">
      <style:text-properties style:font-name="Sawasdee" fo:font-size="14pt" style:font-size-asian="14pt" style:font-size-complex="14pt"/>
    </style:style>
    <style:style style:name="T4" style:family="text">
      <style:text-properties style:font-name="Sawasdee" fo:font-size="16pt" style:font-size-asian="16pt" style:font-size-complex="16pt"/>
    </style:style>
    <style:style style:name="T5" style:family="text">
      <style:text-properties style:font-name="Sawasdee" fo:font-size="18pt" style:font-size-asian="18pt" style:font-size-complex="18pt"/>
    </style:style>
    <style:style style:name="T6" style:family="text">
      <style:text-properties fo:color="#000000" style:font-name="Sawasdee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jack-senechal"/><text:span text:style-name="T5">Matt Martin</text:span><text:span text:style-name="T3"><text:line-break/></text:span><text:span text:style-name="T2">Located in Edmond, OK<text:line-break/>Phone: (405) 237-8507<text:line-break/>Email:</text:span><text:span text:style-name="T6"> jmattmartin@gmail.com</text:span></text:h>
      <text:h text:style-name="P11" text:outline-level="2"><text:bookmark text:name="introduction"/>Introduction</text:h>
      <text:p text:style-name="Text_20_body"><text:span text:style-name="T2">My ideal workplace has a vibrant environment of innovation, a strong team practicing Agile methodologies, and a culture of excellence. I bring </text:span><text:span text:style-name="Strong_20_Emphasis"><text:span text:style-name="T2">7 years of industry experience</text:span></text:span><text:span text:style-name="T2">, an appetite for innovation, and a broad understanding of the technological landscape. I am motivated to create, and I am not satisfied with the status quo.</text:span></text:p>
      <text:h text:style-name="P11" text:outline-level="2"><text:bookmark text:name="languages"/>Languages and Technologies</text:h>
      <text:p text:style-name="Text_20_body"><text:span text:style-name="T2">Experience with </text:span><text:span text:style-name="Strong_20_Emphasis"><text:span text:style-name="T2">Java</text:span></text:span><text:span text:style-name="T2">, C#, Python, SQL</text:span></text:p>
      <text:p text:style-name="Text_20_body"><text:span text:style-name="T2">Limited experience with Javascript, </text:span><text:span text:style-name="Strong_20_Emphasis"><text:span text:style-name="T2">Node.js</text:span></text:span><text:span text:style-name="T2">, </text:span><text:span text:style-name="Strong_20_Emphasis"><text:span text:style-name="T2">AngularJS</text:span></text:span><text:span text:style-name="T2">, EXTJS, D3, PHP, C++, Lisp, Perl, HTML, CSS </text:span></text:p>
      <text:p text:style-name="P1"/>
      <text:p text:style-name="Text_20_body"><text:span text:style-name="Strong_20_Emphasis"><text:span text:style-name="T2">Technologies</text:span></text:span><text:span text:style-name="T2"> </text:span></text:p>
      <text:p text:style-name="P1">Eclipse, .Net, Visual Studio, JMS, Junit, Maven, Lucene, Cassandra, Tomcat, Agile, Scrum, JIRA, SVN, Git, JSON, XML, MSSQL, Oracle, BerkeleyDB, SQLite, MongoDB, D3</text:p>
      <text:h text:style-name="P11" text:outline-level="2"><text:bookmark text:name="industry-experience"/>Industry Experience</text:h>
      <text:p text:style-name="P1">Technical Lead, MSCI, 03/2013 - 03/2014</text:p>
      <text:list xml:id="list5401197418374928131" text:style-name="L1">
        <text:list-item>
          <text:p text:style-name="P6">Led a team of 4 Software and Environment Engineers responsible for designing and implementing platform enhancements, focusing primarily on stability and performance of the distributed SOA application platform. </text:p>
        </text:list-item>
        <text:list-item>
          <text:p text:style-name="P6">Helped to define and propose a new platform enhancment project that will add throttling to the current application architecture, therefore increasing the overall stability and recoverability of the platform. </text:p>
        </text:list-item>
        <text:list-item>
          <text:p text:style-name="P6">Designed and architected a Java/Oracle software application to perform load and stress testing of the distributed SOA platform by replicating production load - consisting of millions of operations per day. </text:p>
        </text:list-item>
        <text:list-item>
          <text:p text:style-name="P6">Designed and implemented an EXTJS web application to interface with application for replicating producition load. </text:p>
        </text:list-item>
        <text:list-item>
          <text:p text:style-name="P2">Responsible for maintaining development environments for ~50 developers, spread across the world in multiple locations. </text:p>
        </text:list-item>
      </text:list>
      <text:p text:style-name="P1">Software Engineer, United States Air Force, 07/2011 - 03/2013</text:p>
      <text:list xml:id="list5453116171483333822" text:style-name="L2">
        <text:list-item>
          <text:p text:style-name="P7">Designed, implemented, and maintained various application components and APIs within a .Net application. Application built using MVVM and WPF. </text:p>
        </text:list-item>
        <text:list-item>
          <text:p text:style-name="P7">Responsible for the holistic data layer of the application, including data persistence and retrieval. Entity <text:soft-page-break/>Framework and MSSQL. </text:p>
        </text:list-item>
        <text:list-item>
          <text:p text:style-name="P3">Updated and maintained the charting and reporting capabilities within the application using Infragistics and WPF visualization and reporting controls. </text:p>
        </text:list-item>
      </text:list>
      <text:p text:style-name="P1">Software Engineer, RiskMetrics Group, 05/2007 - 07/2011</text:p>
      <text:list xml:id="list5142287146600658079" text:style-name="L3">
        <text:list-item>
          <text:p text:style-name="P8">Implemented business requirements to add new features to a distributed Java Struts web application. </text:p>
        </text:list-item>
        <text:list-item>
          <text:p text:style-name="P8">Worked as part of a team responsible for building an updated data storage service within the larger SOA plaform architecture. Used Lucene for data indexing and Cassandra/Oracle for persistence. </text:p>
        </text:list-item>
        <text:list-item>
          <text:p text:style-name="P8">Designed and implemented various dev-ops tools to interact with a large, distributed SOA platform. (Java, Python) </text:p>
        </text:list-item>
        <text:list-item>
          <text:p text:style-name="P4">Upgraded and maintained in-house, python build and deployment systems </text:p>
        </text:list-item>
      </text:list>
      <text:p text:style-name="P1">Software Engineer in Test (Intern), 05/2005 - 05/2007 </text:p>
      <text:list xml:id="list3799217339940708543" text:style-name="L4">
        <text:list-item>
          <text:p text:style-name="P9">Designed and executed manual and automated test plans for a distributed web application </text:p>
        </text:list-item>
        <text:list-item>
          <text:p text:style-name="P5">Maintained an extensive automated regression testing framework built using Perl and SilkTest </text:p>
        </text:list-item>
      </text:list>
      <text:h text:style-name="P11" text:outline-level="2"><text:bookmark text:name="education"/>Education</text:h>
      <text:p text:style-name="Text_20_body"><text:span text:style-name="Strong_20_Emphasis"><text:span text:style-name="T2">Master of Science in Computer Science</text:span></text:span><text:span text:style-name="T2">, 05/2010 <text:line-break/>University of Oklahoma, Norman, OK <text:line-break/>4.0 GPA </text:span></text:p>
      <text:p text:style-name="Text_20_body"><text:span text:style-name="Strong_20_Emphasis"><text:span text:style-name="T2">Bachelor of Science in Computer Science</text:span></text:span><text:span text:style-name="T2">, 05/2007 <text:line-break/>University of Oklahoma, Norman, OK <text:line-break/>3.98 GPA </text:span></text:p>
      <text:h text:style-name="P11" text:outline-level="2"><text:bookmark text:name="publications"/>Publications</text:h>
      <text:p text:style-name="Text_20_body"><text:span text:style-name="T2">M. Martin, N. Grounds, J. K. Antonio, K. Crawford, and J. Madden. </text:span><text:span text:style-name="Strong_20_Emphasis"><text:span text:style-name="T2">Banker’s Deadlock Avoidance Algorithm for Distributed Service-Oriented Architectures.</text:span></text:span><text:span text:style-name="T2"> Proceedings of the International Conference on Parallel and Distributed Processing Techniques and Applications (PDPTA '10), July2010.</text:span></text:p>
      <text:p text:style-name="Text_20_body"><text:span text:style-name="T2">H. K. Shrestha, N. Grounds, J. Madden, M. Martin, J. K. Antonio, J. Sachs, J. Zuech, and C. Sanchez. </text:span><text:span text:style-name="Strong_20_Emphasis"><text:span text:style-name="T2">Scheduling workflows on a cluster of memory managed multicore machines. </text:span></text:span><text:span text:style-name="T2">Proceedings of the International Conference on Parallel and Distributed Processing Techniques and Applications (PDPTA '09), July 2009.</text:span></text:p>
      <text:p text:style-name="Text_20_body"><text:span text:style-name="T2">John Matthew Martin. </text:span><text:span text:style-name="Strong_20_Emphasis"><text:span text:style-name="T2">Deadlock Avoidance in Distributed Service Oriented Architectures.</text:span></text:span><text:span text:style-name="T2"> Master's thesis, University of Oklahoma, Norman, Oklahoma, May 2010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Sawasdee" svg:font-family="Sawasde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Martin</meta:initial-creator>
    <meta:creation-date>2014-04-02T22:07:49</meta:creation-date>
    <dc:date>2014-04-02T22:12:10</dc:date>
    <dc:creator>Matt Martin</dc:creator>
    <meta:editing-duration>PT4M22S</meta:editing-duration>
    <meta:editing-cycles>2</meta:editing-cycles>
    <meta:generator>OpenOffice/4.0.1$Unix OpenOffice.org_project/401m5$Build-9714</meta:generator>
    <meta:printed-by>Matt Martin</meta:printed-by>
    <meta:print-date>2014-04-02T22:10:36</meta:print-date>
    <meta:document-statistic meta:table-count="0" meta:image-count="0" meta:object-count="0" meta:page-count="2" meta:paragraph-count="34" meta:word-count="555" meta:character-count="3902"/>
  </office:meta>
</office:document-meta>
</file>